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ffa9b" officeooo:paragraph-rsid="001ffa9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i boi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4T12:32:51.819793432</meta:creation-date>
    <dc:date>2020-02-04T12:33:15.340930292</dc:date>
    <meta:editing-duration>PT24S</meta:editing-duration>
    <meta:editing-cycles>1</meta:editing-cycles>
    <meta:document-statistic meta:table-count="0" meta:image-count="0" meta:object-count="0" meta:page-count="1" meta:paragraph-count="1" meta:word-count="2" meta:character-count="7" meta:non-whitespace-character-count="6"/>
    <meta:generator>LibreOffice/6.0.3.2$Linux_X86_64 LibreOffice_project/00m0$Build-2</meta:generator>
  </office:meta>
</office:document-meta>
</file>